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51665" officeooo:paragraph-rsid="00351665"/>
    </style:style>
    <style:style style:name="P2" style:family="paragraph" style:parent-style-name="Standard">
      <style:text-properties officeooo:rsid="00386b68" officeooo:paragraph-rsid="00386b68"/>
    </style:style>
    <style:style style:name="P3" style:family="paragraph" style:parent-style-name="Standard">
      <style:text-properties officeooo:rsid="0037d3a1" officeooo:paragraph-rsid="0037d3a1"/>
    </style:style>
    <style:style style:name="P4" style:family="paragraph" style:parent-style-name="Standard">
      <style:text-properties officeooo:rsid="003a3ced" officeooo:paragraph-rsid="003a3ced"/>
    </style:style>
    <style:style style:name="P5" style:family="paragraph" style:parent-style-name="Standard">
      <style:text-properties officeooo:rsid="00232b8a" officeooo:paragraph-rsid="00232b8a"/>
    </style:style>
    <style:style style:name="P6" style:family="paragraph" style:parent-style-name="Standard">
      <style:text-properties officeooo:rsid="003bf42a" officeooo:paragraph-rsid="003bf42a"/>
    </style:style>
    <style:style style:name="P7" style:family="paragraph" style:parent-style-name="Standard">
      <style:text-properties officeooo:rsid="000733af" officeooo:paragraph-rsid="000733af"/>
    </style:style>
    <style:style style:name="P8" style:family="paragraph" style:parent-style-name="Standard">
      <style:text-properties officeooo:rsid="00172ae1" officeooo:paragraph-rsid="00172ae1"/>
    </style:style>
    <style:style style:name="P9" style:family="paragraph" style:parent-style-name="Standard">
      <style:text-properties officeooo:rsid="000fa8dc" officeooo:paragraph-rsid="000fa8dc"/>
    </style:style>
    <style:style style:name="P10" style:family="paragraph" style:parent-style-name="Standard">
      <style:text-properties officeooo:rsid="0004b57d" officeooo:paragraph-rsid="0004b57d"/>
    </style:style>
    <style:style style:name="P11" style:family="paragraph" style:parent-style-name="Standard">
      <style:text-properties officeooo:rsid="0004b57d" officeooo:paragraph-rsid="0069bdc2"/>
    </style:style>
    <style:style style:name="P12" style:family="paragraph" style:parent-style-name="Standard">
      <style:text-properties officeooo:rsid="002c42e8" officeooo:paragraph-rsid="002c42e8"/>
    </style:style>
    <style:style style:name="P13" style:family="paragraph" style:parent-style-name="Standard">
      <style:text-properties officeooo:rsid="002c42e8" officeooo:paragraph-rsid="0048da2a"/>
    </style:style>
    <style:style style:name="P14" style:family="paragraph" style:parent-style-name="Standard">
      <style:text-properties officeooo:rsid="002c42e8" officeooo:paragraph-rsid="0069bdc2"/>
    </style:style>
    <style:style style:name="P15" style:family="paragraph" style:parent-style-name="Standard">
      <style:text-properties officeooo:rsid="000a8681" officeooo:paragraph-rsid="000a8681"/>
    </style:style>
    <style:style style:name="P16" style:family="paragraph" style:parent-style-name="Standard">
      <style:text-properties officeooo:rsid="000a8681" officeooo:paragraph-rsid="0018fb77"/>
    </style:style>
    <style:style style:name="P17" style:family="paragraph" style:parent-style-name="Standard">
      <style:text-properties officeooo:rsid="00076178" officeooo:paragraph-rsid="002cdd54"/>
    </style:style>
    <style:style style:name="P18" style:family="paragraph" style:parent-style-name="Standard">
      <style:text-properties officeooo:rsid="00076178" officeooo:paragraph-rsid="00076178"/>
    </style:style>
    <style:style style:name="P19" style:family="paragraph" style:parent-style-name="Standard">
      <style:text-properties officeooo:rsid="002cdd54" officeooo:paragraph-rsid="002cdd54"/>
    </style:style>
    <style:style style:name="P20" style:family="paragraph" style:parent-style-name="Standard">
      <style:text-properties officeooo:rsid="000541a0" officeooo:paragraph-rsid="000541a0"/>
    </style:style>
    <style:style style:name="P21" style:family="paragraph" style:parent-style-name="Standard">
      <style:text-properties officeooo:rsid="0005e572" officeooo:paragraph-rsid="0005e572"/>
    </style:style>
    <style:style style:name="P22" style:family="paragraph" style:parent-style-name="Standard">
      <style:text-properties officeooo:rsid="000895f9" officeooo:paragraph-rsid="000895f9"/>
    </style:style>
    <style:style style:name="P23" style:family="paragraph" style:parent-style-name="Standard">
      <style:text-properties officeooo:rsid="000c6a56" officeooo:paragraph-rsid="000c6a56"/>
    </style:style>
    <style:style style:name="P24" style:family="paragraph" style:parent-style-name="Standard">
      <style:text-properties officeooo:rsid="000c6a56" officeooo:paragraph-rsid="002f962e"/>
    </style:style>
    <style:style style:name="P25" style:family="paragraph" style:parent-style-name="Standard">
      <style:text-properties officeooo:rsid="000c6a56" officeooo:paragraph-rsid="0045c569"/>
    </style:style>
    <style:style style:name="P26" style:family="paragraph" style:parent-style-name="Standard">
      <style:text-properties officeooo:rsid="002dfe74" officeooo:paragraph-rsid="002dfe74"/>
    </style:style>
    <style:style style:name="P27" style:family="paragraph" style:parent-style-name="Standard">
      <style:text-properties officeooo:rsid="000d3d81" officeooo:paragraph-rsid="000d3d81"/>
    </style:style>
    <style:style style:name="P28" style:family="paragraph" style:parent-style-name="Standard">
      <style:text-properties officeooo:rsid="000d3d81" officeooo:paragraph-rsid="0018fb77"/>
    </style:style>
    <style:style style:name="P29" style:family="paragraph" style:parent-style-name="Standard">
      <style:text-properties officeooo:rsid="000d8f9f" officeooo:paragraph-rsid="000d8f9f"/>
    </style:style>
    <style:style style:name="P30" style:family="paragraph" style:parent-style-name="Standard">
      <style:text-properties officeooo:rsid="002f962e" officeooo:paragraph-rsid="002f962e"/>
    </style:style>
    <style:style style:name="P31" style:family="paragraph" style:parent-style-name="Standard">
      <style:text-properties officeooo:rsid="00100e10" officeooo:paragraph-rsid="00100e10"/>
    </style:style>
    <style:style style:name="P32" style:family="paragraph" style:parent-style-name="Standard">
      <style:text-properties officeooo:rsid="0010f239" officeooo:paragraph-rsid="0010f239"/>
    </style:style>
    <style:style style:name="P33" style:family="paragraph" style:parent-style-name="Standard">
      <style:text-properties officeooo:rsid="00117ad9" officeooo:paragraph-rsid="00117ad9"/>
    </style:style>
    <style:style style:name="P34" style:family="paragraph" style:parent-style-name="Standard">
      <style:text-properties officeooo:rsid="00122ae2" officeooo:paragraph-rsid="00122ae2"/>
    </style:style>
    <style:style style:name="P35" style:family="paragraph" style:parent-style-name="Standard">
      <style:text-properties officeooo:rsid="00141bd9" officeooo:paragraph-rsid="00141bd9"/>
    </style:style>
    <style:style style:name="P36" style:family="paragraph" style:parent-style-name="Standard">
      <style:text-properties officeooo:rsid="00141bd9" officeooo:paragraph-rsid="00788b55"/>
    </style:style>
    <style:style style:name="P37" style:family="paragraph" style:parent-style-name="Standard">
      <style:text-properties officeooo:rsid="0018fb77" officeooo:paragraph-rsid="002f962e"/>
    </style:style>
    <style:style style:name="P38" style:family="paragraph" style:parent-style-name="Standard">
      <style:text-properties officeooo:rsid="0018fb77" officeooo:paragraph-rsid="0018fb77"/>
    </style:style>
    <style:style style:name="P39" style:family="paragraph" style:parent-style-name="Standard">
      <style:text-properties officeooo:rsid="001c5c45" officeooo:paragraph-rsid="00172ae1"/>
    </style:style>
    <style:style style:name="P40" style:family="paragraph" style:parent-style-name="Standard">
      <style:text-properties officeooo:rsid="001c5c45" officeooo:paragraph-rsid="001c5c45"/>
    </style:style>
    <style:style style:name="P41" style:family="paragraph" style:parent-style-name="Standard">
      <style:text-properties officeooo:rsid="00321d01" officeooo:paragraph-rsid="00321d01"/>
    </style:style>
    <style:style style:name="P42" style:family="paragraph" style:parent-style-name="Standard">
      <style:text-properties officeooo:rsid="00321d01" officeooo:paragraph-rsid="004178bc"/>
    </style:style>
    <style:style style:name="P43" style:family="paragraph" style:parent-style-name="Standard">
      <style:text-properties officeooo:rsid="001d0a8a" officeooo:paragraph-rsid="001d0a8a"/>
    </style:style>
    <style:style style:name="P44" style:family="paragraph" style:parent-style-name="Standard">
      <style:text-properties officeooo:rsid="001e58d1" officeooo:paragraph-rsid="001e58d1"/>
    </style:style>
    <style:style style:name="P45" style:family="paragraph" style:parent-style-name="Standard">
      <style:text-properties officeooo:rsid="0021c96a" officeooo:paragraph-rsid="0021c96a"/>
    </style:style>
    <style:style style:name="P46" style:family="paragraph" style:parent-style-name="Standard">
      <style:text-properties officeooo:rsid="0024191b" officeooo:paragraph-rsid="0024191b"/>
    </style:style>
    <style:style style:name="P47" style:family="paragraph" style:parent-style-name="Standard">
      <style:text-properties officeooo:rsid="0025e17a" officeooo:paragraph-rsid="0025e17a"/>
    </style:style>
    <style:style style:name="P48" style:family="paragraph" style:parent-style-name="Standard">
      <style:text-properties officeooo:rsid="0025e17a" officeooo:paragraph-rsid="0045c569"/>
    </style:style>
    <style:style style:name="P49" style:family="paragraph" style:parent-style-name="Standard">
      <style:text-properties officeooo:rsid="00301f90" officeooo:paragraph-rsid="00301f90"/>
    </style:style>
    <style:style style:name="P50" style:family="paragraph" style:parent-style-name="Standard">
      <style:text-properties officeooo:rsid="00301f90" officeooo:paragraph-rsid="0045c569"/>
    </style:style>
    <style:style style:name="P51" style:family="paragraph" style:parent-style-name="Standard">
      <style:text-properties officeooo:rsid="0026e587" officeooo:paragraph-rsid="0026e587"/>
    </style:style>
    <style:style style:name="P52" style:family="paragraph" style:parent-style-name="Standard">
      <style:text-properties officeooo:rsid="0029ed5f" officeooo:paragraph-rsid="0029ed5f"/>
    </style:style>
    <style:style style:name="P53" style:family="paragraph" style:parent-style-name="Standard">
      <style:text-properties officeooo:rsid="00327489" officeooo:paragraph-rsid="00327489"/>
    </style:style>
    <style:style style:name="P54" style:family="paragraph" style:parent-style-name="Standard">
      <style:text-properties officeooo:rsid="003450fa" officeooo:paragraph-rsid="003450fa"/>
    </style:style>
    <style:style style:name="P55" style:family="paragraph" style:parent-style-name="Standard">
      <style:text-properties officeooo:rsid="0035d8c1" officeooo:paragraph-rsid="0035d8c1"/>
    </style:style>
    <style:style style:name="P56" style:family="paragraph" style:parent-style-name="Standard">
      <style:text-properties officeooo:rsid="003c6ec2" officeooo:paragraph-rsid="003c6ec2"/>
    </style:style>
    <style:style style:name="P57" style:family="paragraph" style:parent-style-name="Standard">
      <style:text-properties officeooo:rsid="003df1a4" officeooo:paragraph-rsid="003df1a4"/>
    </style:style>
    <style:style style:name="P58" style:family="paragraph" style:parent-style-name="Standard">
      <style:text-properties officeooo:rsid="003fa876" officeooo:paragraph-rsid="003fa876"/>
    </style:style>
    <style:style style:name="P59" style:family="paragraph" style:parent-style-name="Standard">
      <style:text-properties officeooo:rsid="0041666a" officeooo:paragraph-rsid="0041666a"/>
    </style:style>
    <style:style style:name="P60" style:family="paragraph" style:parent-style-name="Standard">
      <style:text-properties officeooo:rsid="0042c61e" officeooo:paragraph-rsid="0042c61e"/>
    </style:style>
    <style:style style:name="P61" style:family="paragraph" style:parent-style-name="Standard">
      <style:text-properties officeooo:rsid="002bd28c" officeooo:paragraph-rsid="0045c569"/>
    </style:style>
    <style:style style:name="P62" style:family="paragraph" style:parent-style-name="Standard">
      <style:text-properties officeooo:rsid="0025fb63" officeooo:paragraph-rsid="0045c569"/>
    </style:style>
    <style:style style:name="P63" style:family="paragraph" style:parent-style-name="Standard">
      <style:text-properties officeooo:rsid="0025d399" officeooo:paragraph-rsid="0045c569"/>
    </style:style>
    <style:style style:name="P64" style:family="paragraph" style:parent-style-name="Standard">
      <style:text-properties officeooo:rsid="0043e518" officeooo:paragraph-rsid="0043e518"/>
    </style:style>
    <style:style style:name="P65" style:family="paragraph" style:parent-style-name="Standard">
      <style:text-properties officeooo:rsid="0047f606" officeooo:paragraph-rsid="0047f606"/>
    </style:style>
    <style:style style:name="P66" style:family="paragraph" style:parent-style-name="Standard">
      <style:text-properties officeooo:rsid="0048da2a" officeooo:paragraph-rsid="0048da2a"/>
    </style:style>
    <style:style style:name="P67" style:family="paragraph" style:parent-style-name="Standard">
      <style:text-properties officeooo:rsid="0048f7a1" officeooo:paragraph-rsid="0048f7a1"/>
    </style:style>
    <style:style style:name="P68" style:family="paragraph" style:parent-style-name="Standard">
      <style:text-properties officeooo:rsid="00497dbd" officeooo:paragraph-rsid="00497dbd"/>
    </style:style>
    <style:style style:name="P69" style:family="paragraph" style:parent-style-name="Standard">
      <style:text-properties officeooo:rsid="004a046e" officeooo:paragraph-rsid="004a046e"/>
    </style:style>
    <style:style style:name="P70" style:family="paragraph" style:parent-style-name="Standard">
      <style:text-properties officeooo:rsid="004cb789" officeooo:paragraph-rsid="004cb789"/>
    </style:style>
    <style:style style:name="P71" style:family="paragraph" style:parent-style-name="Standard">
      <style:text-properties officeooo:rsid="004d9327" officeooo:paragraph-rsid="004d9327"/>
    </style:style>
    <style:style style:name="P72" style:family="paragraph" style:parent-style-name="Standard">
      <style:text-properties officeooo:rsid="004dd891" officeooo:paragraph-rsid="004dd891"/>
    </style:style>
    <style:style style:name="P73" style:family="paragraph" style:parent-style-name="Standard">
      <style:text-properties officeooo:rsid="004efbcb" officeooo:paragraph-rsid="004efbcb"/>
    </style:style>
    <style:style style:name="P74" style:family="paragraph" style:parent-style-name="Standard">
      <style:text-properties officeooo:rsid="005045c8" officeooo:paragraph-rsid="005045c8"/>
    </style:style>
    <style:style style:name="P75" style:family="paragraph" style:parent-style-name="Standard">
      <style:text-properties officeooo:rsid="0050ce52" officeooo:paragraph-rsid="0050ce52"/>
    </style:style>
    <style:style style:name="P76" style:family="paragraph" style:parent-style-name="Standard">
      <style:text-properties officeooo:rsid="0050ce52" officeooo:paragraph-rsid="0052103e"/>
    </style:style>
    <style:style style:name="P77" style:family="paragraph" style:parent-style-name="Standard">
      <style:text-properties officeooo:rsid="00517585" officeooo:paragraph-rsid="00517585"/>
    </style:style>
    <style:style style:name="P78" style:family="paragraph" style:parent-style-name="Standard">
      <style:text-properties officeooo:rsid="0052103e" officeooo:paragraph-rsid="0052103e"/>
    </style:style>
    <style:style style:name="P79" style:family="paragraph" style:parent-style-name="Standard">
      <style:text-properties officeooo:rsid="00526cdb" officeooo:paragraph-rsid="00526cdb"/>
    </style:style>
    <style:style style:name="P80" style:family="paragraph" style:parent-style-name="Standard">
      <style:text-properties officeooo:rsid="0053c401" officeooo:paragraph-rsid="0053c401"/>
    </style:style>
    <style:style style:name="P81" style:family="paragraph" style:parent-style-name="Standard">
      <style:text-properties officeooo:rsid="0054299a" officeooo:paragraph-rsid="0054299a"/>
    </style:style>
    <style:style style:name="P82" style:family="paragraph" style:parent-style-name="Standard">
      <style:text-properties fo:language="vi" fo:country="VN" officeooo:rsid="0054299a" officeooo:paragraph-rsid="0054299a" style:font-size-asian="10.5pt"/>
    </style:style>
    <style:style style:name="P83" style:family="paragraph" style:parent-style-name="Standard">
      <style:text-properties fo:language="vi" fo:country="VN" officeooo:rsid="005557ef" officeooo:paragraph-rsid="005557ef" style:font-size-asian="10.5pt"/>
    </style:style>
    <style:style style:name="P84" style:family="paragraph" style:parent-style-name="Standard">
      <style:text-properties fo:language="vi" fo:country="VN" officeooo:rsid="00570eb9" officeooo:paragraph-rsid="00570eb9" style:font-size-asian="10.5pt"/>
    </style:style>
    <style:style style:name="P85" style:family="paragraph" style:parent-style-name="Standard">
      <style:text-properties fo:language="vi" fo:country="VN" officeooo:rsid="00599e23" officeooo:paragraph-rsid="00599e23" style:font-size-asian="10.5pt"/>
    </style:style>
    <style:style style:name="P86" style:family="paragraph" style:parent-style-name="Standard">
      <style:text-properties fo:language="vi" fo:country="VN" officeooo:rsid="005b883c" officeooo:paragraph-rsid="005b883c" style:font-size-asian="10.5pt"/>
    </style:style>
    <style:style style:name="P87" style:family="paragraph" style:parent-style-name="Standard">
      <style:text-properties fo:language="vi" fo:country="VN" officeooo:rsid="005c05fd" officeooo:paragraph-rsid="005c05fd" style:font-size-asian="10.5pt"/>
    </style:style>
    <style:style style:name="P88" style:family="paragraph" style:parent-style-name="Standard">
      <style:text-properties fo:language="vi" fo:country="VN" officeooo:rsid="005fcf61" officeooo:paragraph-rsid="005fcf61" style:font-size-asian="10.5pt"/>
    </style:style>
    <style:style style:name="P89" style:family="paragraph" style:parent-style-name="Standard">
      <style:text-properties fo:language="vi" fo:country="VN" officeooo:rsid="0065de6a" officeooo:paragraph-rsid="0065de6a" style:font-size-asian="10.5pt"/>
    </style:style>
    <style:style style:name="P90" style:family="paragraph" style:parent-style-name="Standard">
      <style:text-properties fo:language="vi" fo:country="VN" officeooo:rsid="0066a992" officeooo:paragraph-rsid="0066a992" style:font-size-asian="10.5pt"/>
    </style:style>
    <style:style style:name="P91" style:family="paragraph" style:parent-style-name="Standard">
      <style:text-properties fo:language="vi" fo:country="VN" officeooo:rsid="0069bdc2" officeooo:paragraph-rsid="0069bdc2" style:font-size-asian="10.5pt"/>
    </style:style>
    <style:style style:name="P92" style:family="paragraph" style:parent-style-name="Standard">
      <style:text-properties fo:language="vi" fo:country="VN" officeooo:rsid="006bf895" officeooo:paragraph-rsid="006bf895" style:font-size-asian="10.5pt"/>
    </style:style>
    <style:style style:name="P93" style:family="paragraph" style:parent-style-name="Standard">
      <style:text-properties fo:language="vi" fo:country="VN" officeooo:rsid="006ca624" officeooo:paragraph-rsid="006ca624" style:font-size-asian="10.5pt"/>
    </style:style>
    <style:style style:name="P94" style:family="paragraph" style:parent-style-name="Standard">
      <style:text-properties fo:language="vi" fo:country="VN" officeooo:rsid="006e7843" officeooo:paragraph-rsid="006e7843" style:font-size-asian="10.5pt"/>
    </style:style>
    <style:style style:name="P95" style:family="paragraph" style:parent-style-name="Standard">
      <style:text-properties fo:language="vi" fo:country="VN" officeooo:rsid="006ff237" officeooo:paragraph-rsid="006ff237" style:font-size-asian="10.5pt"/>
    </style:style>
    <style:style style:name="P96" style:family="paragraph" style:parent-style-name="Standard">
      <style:text-properties fo:language="vi" fo:country="VN" officeooo:rsid="0071b096" officeooo:paragraph-rsid="0071b096" style:font-size-asian="10.5pt"/>
    </style:style>
    <style:style style:name="P97" style:family="paragraph" style:parent-style-name="Standard">
      <style:text-properties fo:language="vi" fo:country="VN" officeooo:rsid="0072da43" officeooo:paragraph-rsid="0072da43" style:font-size-asian="10.5pt"/>
    </style:style>
    <style:style style:name="P98" style:family="paragraph" style:parent-style-name="Standard">
      <style:text-properties fo:language="vi" fo:country="VN" officeooo:rsid="0073a7d6" officeooo:paragraph-rsid="0073a7d6" style:font-size-asian="10.5pt"/>
    </style:style>
    <style:style style:name="P99" style:family="paragraph" style:parent-style-name="Standard">
      <style:text-properties fo:language="vi" fo:country="VN" officeooo:rsid="00745ead" officeooo:paragraph-rsid="00745ead" style:font-size-asian="10.5pt"/>
    </style:style>
    <style:style style:name="P100" style:family="paragraph" style:parent-style-name="Standard">
      <style:text-properties fo:language="vi" fo:country="VN" officeooo:rsid="00761e03" officeooo:paragraph-rsid="00761e03" style:font-size-asian="10.5pt"/>
    </style:style>
    <style:style style:name="P101" style:family="paragraph" style:parent-style-name="Standard">
      <style:text-properties fo:language="vi" fo:country="VN" officeooo:rsid="00771c4b" officeooo:paragraph-rsid="00771c4b" style:font-size-asian="10.5pt"/>
    </style:style>
    <style:style style:name="P102" style:family="paragraph" style:parent-style-name="Standard">
      <style:text-properties fo:language="vi" fo:country="VN" officeooo:rsid="00788b55" officeooo:paragraph-rsid="00788b55" style:font-size-asian="10.5pt"/>
    </style:style>
    <style:style style:name="P103" style:family="paragraph" style:parent-style-name="Standard">
      <style:text-properties fo:language="vi" fo:country="VN" officeooo:rsid="0079ad25" officeooo:paragraph-rsid="0079ad25" style:font-size-asian="10.5pt"/>
    </style:style>
    <style:style style:name="P104" style:family="paragraph" style:parent-style-name="Standard">
      <style:text-properties fo:language="vi" fo:country="VN" officeooo:rsid="007b9020" officeooo:paragraph-rsid="007b9020" style:font-size-asian="10.5pt"/>
    </style:style>
    <style:style style:name="P105" style:family="paragraph" style:parent-style-name="Standard">
      <style:text-properties fo:language="vi" fo:country="VN" officeooo:rsid="007d438f" officeooo:paragraph-rsid="007d438f" style:font-size-asian="10.5pt"/>
    </style:style>
    <style:style style:name="P106" style:family="paragraph" style:parent-style-name="Standard">
      <style:text-properties fo:language="vi" fo:country="VN" officeooo:rsid="007e5de3" officeooo:paragraph-rsid="007e5de3" style:font-size-asian="10.5pt"/>
    </style:style>
    <style:style style:name="P107" style:family="paragraph" style:parent-style-name="Standard">
      <style:text-properties fo:language="vi" fo:country="VN" officeooo:rsid="0081b5da" officeooo:paragraph-rsid="0081b5da" style:font-size-asian="10.5pt"/>
    </style:style>
    <style:style style:name="P108" style:family="paragraph" style:parent-style-name="Standard">
      <style:text-properties fo:language="vi" fo:country="VN" officeooo:rsid="008355d6" officeooo:paragraph-rsid="008355d6" style:font-size-asian="10.5pt"/>
    </style:style>
    <style:style style:name="P109" style:family="paragraph" style:parent-style-name="Standard">
      <style:text-properties fo:language="vi" fo:country="VN" officeooo:rsid="0084b69e" officeooo:paragraph-rsid="0084b69e" style:font-size-asian="10.5pt"/>
    </style:style>
    <style:style style:name="P110" style:family="paragraph" style:parent-style-name="Standard">
      <style:text-properties fo:language="vi" fo:country="VN" officeooo:rsid="00852034" officeooo:paragraph-rsid="00852034" style:font-size-asian="10.5pt"/>
    </style:style>
    <style:style style:name="P111" style:family="paragraph" style:parent-style-name="Standard">
      <style:text-properties officeooo:rsid="00570eb9" officeooo:paragraph-rsid="00570eb9"/>
    </style:style>
    <style:style style:name="P112" style:family="paragraph" style:parent-style-name="Standard">
      <style:text-properties officeooo:rsid="00584074" officeooo:paragraph-rsid="00584074"/>
    </style:style>
    <style:style style:name="P113" style:family="paragraph" style:parent-style-name="Standard">
      <style:text-properties officeooo:rsid="006137ff" officeooo:paragraph-rsid="006137ff"/>
    </style:style>
    <style:style style:name="P114" style:family="paragraph" style:parent-style-name="Standard">
      <style:text-properties officeooo:rsid="0045c569" officeooo:paragraph-rsid="0045c569"/>
    </style:style>
    <style:style style:name="P115" style:family="paragraph" style:parent-style-name="Standard">
      <style:text-properties officeooo:rsid="0065de6a" officeooo:paragraph-rsid="0065de6a"/>
    </style:style>
    <style:style style:name="P116" style:family="paragraph" style:parent-style-name="Standard">
      <style:text-properties officeooo:rsid="0066a992" officeooo:paragraph-rsid="0066a992"/>
    </style:style>
    <style:style style:name="P117" style:family="paragraph" style:parent-style-name="Standard">
      <style:text-properties officeooo:rsid="006a124f" officeooo:paragraph-rsid="006a124f"/>
    </style:style>
    <style:style style:name="P118" style:family="paragraph" style:parent-style-name="Standard">
      <style:text-properties officeooo:rsid="006e7843" officeooo:paragraph-rsid="006e7843"/>
    </style:style>
    <style:style style:name="P119" style:family="paragraph" style:parent-style-name="Standard">
      <style:text-properties officeooo:rsid="006ff237" officeooo:paragraph-rsid="006ff237"/>
    </style:style>
    <style:style style:name="P120" style:family="paragraph" style:parent-style-name="Standard">
      <style:text-properties officeooo:rsid="00788b55" officeooo:paragraph-rsid="00788b55"/>
    </style:style>
    <style:style style:name="P121" style:family="paragraph" style:parent-style-name="Standard">
      <style:text-properties officeooo:rsid="0081b5da" officeooo:paragraph-rsid="0081b5da"/>
    </style:style>
    <style:style style:name="P122" style:family="paragraph" style:parent-style-name="Standard">
      <style:text-properties officeooo:rsid="008355d6" officeooo:paragraph-rsid="008355d6"/>
    </style:style>
    <style:style style:name="P123" style:family="paragraph" style:parent-style-name="Standard">
      <style:text-properties officeooo:rsid="00852034" officeooo:paragraph-rsid="00852034"/>
    </style:style>
    <style:style style:name="P124" style:family="paragraph" style:parent-style-name="Standard">
      <style:text-properties fo:language="vi" fo:country="VN" officeooo:rsid="0085dbe7" officeooo:paragraph-rsid="0085dbe7" style:font-size-asian="10.5pt"/>
    </style:style>
    <style:style style:name="P125" style:family="paragraph" style:parent-style-name="Standard">
      <style:text-properties fo:language="vi" fo:country="VN" officeooo:rsid="00877fb8" officeooo:paragraph-rsid="00877fb8" style:font-size-asian="10.5pt"/>
    </style:style>
    <style:style style:name="T1" style:family="text">
      <style:text-properties officeooo:rsid="000541a0"/>
    </style:style>
    <style:style style:name="T2" style:family="text">
      <style:text-properties officeooo:rsid="000895f9"/>
    </style:style>
    <style:style style:name="T3" style:family="text">
      <style:text-properties officeooo:rsid="00096345"/>
    </style:style>
    <style:style style:name="T4" style:family="text">
      <style:text-properties officeooo:rsid="000c6a56"/>
    </style:style>
    <style:style style:name="T5" style:family="text">
      <style:text-properties officeooo:rsid="00232b8a"/>
    </style:style>
    <style:style style:name="T6" style:family="text">
      <style:text-properties officeooo:rsid="002cdd54"/>
    </style:style>
    <style:style style:name="T7" style:family="text">
      <style:text-properties officeooo:rsid="00321d01"/>
    </style:style>
    <style:style style:name="T8" style:family="text">
      <style:text-properties officeooo:rsid="00351665"/>
    </style:style>
    <style:style style:name="T9" style:family="text">
      <style:text-properties officeooo:rsid="0035d8c1"/>
    </style:style>
    <style:style style:name="T10" style:family="text">
      <style:text-properties officeooo:rsid="0041666a"/>
    </style:style>
    <style:style style:name="T11" style:family="text">
      <style:text-properties officeooo:rsid="004178bc"/>
    </style:style>
    <style:style style:name="T12" style:family="text">
      <style:text-properties officeooo:rsid="0045c569"/>
    </style:style>
    <style:style style:name="T13" style:family="text">
      <style:text-properties officeooo:rsid="0048da2a"/>
    </style:style>
    <style:style style:name="T14" style:family="text">
      <style:text-properties officeooo:rsid="004affbc"/>
    </style:style>
    <style:style style:name="T15" style:family="text">
      <style:text-properties officeooo:rsid="004cb789"/>
    </style:style>
    <style:style style:name="T16" style:family="text">
      <style:text-properties officeooo:rsid="0050ce52"/>
    </style:style>
    <style:style style:name="T17" style:family="text">
      <style:text-properties officeooo:rsid="0052103e"/>
    </style:style>
    <style:style style:name="T18" style:family="text">
      <style:text-properties officeooo:rsid="0053c16d"/>
    </style:style>
    <style:style style:name="T19" style:family="text">
      <style:text-properties officeooo:rsid="0053c401"/>
    </style:style>
    <style:style style:name="T20" style:family="text">
      <style:text-properties officeooo:rsid="005557ef"/>
    </style:style>
    <style:style style:name="T21" style:family="text">
      <style:text-properties officeooo:rsid="00599e23"/>
    </style:style>
    <style:style style:name="T22" style:family="text">
      <style:text-properties officeooo:rsid="005ba0e3"/>
    </style:style>
    <style:style style:name="T23" style:family="text">
      <style:text-properties officeooo:rsid="006137ff"/>
    </style:style>
    <style:style style:name="T24" style:family="text">
      <style:text-properties officeooo:rsid="0062a5e5"/>
    </style:style>
    <style:style style:name="T25" style:family="text">
      <style:text-properties officeooo:rsid="006532ea"/>
    </style:style>
    <style:style style:name="T26" style:family="text">
      <style:text-properties officeooo:rsid="0065de6a"/>
    </style:style>
    <style:style style:name="T27" style:family="text">
      <style:text-properties officeooo:rsid="0066a992"/>
    </style:style>
    <style:style style:name="T28" style:family="text">
      <style:text-properties officeooo:rsid="00684c4d"/>
    </style:style>
    <style:style style:name="T29" style:family="text">
      <style:text-properties officeooo:rsid="0069bdc2"/>
    </style:style>
    <style:style style:name="T30" style:family="text">
      <style:text-properties officeooo:rsid="006a124f"/>
    </style:style>
    <style:style style:name="T31" style:family="text">
      <style:text-properties officeooo:rsid="006ca624"/>
    </style:style>
    <style:style style:name="T32" style:family="text">
      <style:text-properties officeooo:rsid="006e7843"/>
    </style:style>
    <style:style style:name="T33" style:family="text">
      <style:text-properties officeooo:rsid="0073a7d6"/>
    </style:style>
    <style:style style:name="T34" style:family="text">
      <style:text-properties officeooo:rsid="00771c4b"/>
    </style:style>
    <style:style style:name="T35" style:family="text">
      <style:text-properties officeooo:rsid="007e5de3"/>
    </style:style>
    <style:style style:name="T36" style:family="text">
      <style:text-properties officeooo:rsid="007ffdbd"/>
    </style:style>
    <style:style style:name="T37" style:family="text">
      <style:text-properties officeooo:rsid="0081b5da"/>
    </style:style>
    <style:style style:name="T38" style:family="text">
      <style:text-properties officeooo:rsid="008310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vailable: <text:tab/><text:span text:style-name="T8">khả dụng, tiện ích, có sẵn</text:span></text:p>
      <text:p text:style-name="P123">convenient:<text:tab/>tiện lợi</text:p>
      <text:p text:style-name="P113">helpful:<text:tab/>hữu ích</text:p>
      <text:p text:style-name="P56">advantage:<text:tab/>ưu điểm</text:p>
      <text:p text:style-name="P8">variable:<text:tab/>biến <text:span text:style-name="T8">số</text:span></text:p>
      <text:p text:style-name="P1">capable:<text:tab/>có khả năng</text:p>
      <text:p text:style-name="P1">able:<text:tab/><text:tab/>khả năng</text:p>
      <text:p text:style-name="P1">ability:<text:tab/><text:tab/><text:span text:style-name="T9">khả năng</text:span></text:p>
      <text:p text:style-name="P1">enable:<text:tab/><text:tab/>c<text:span text:style-name="T9">ho phép</text:span></text:p>
      <text:p text:style-name="P1">disable:<text:tab/><text:span text:style-name="T9">vô hiệu hóa</text:span></text:p>
      <text:p text:style-name="P1">unable:<text:tab/><text:tab/>k<text:span text:style-name="T9">hông có khả năng</text:span></text:p>
      <text:p text:style-name="P67">usable:<text:tab/><text:tab/><text:span text:style-name="T21">có thể dùng được</text:span></text:p>
      <text:p text:style-name="P67">likely:<text:tab/><text:tab/>có khả năng, có thể</text:p>
      <text:p text:style-name="P2">possible:<text:tab/>có thể được, có thể làm</text:p>
      <text:p text:style-name="P9">admin:<text:tab/><text:tab/><text:span text:style-name="T14">quản trị viên</text:span></text:p>
      <text:p text:style-name="P9">adminitration: <text:span text:style-name="T14">chính quyền</text:span></text:p>
      <text:p text:style-name="P9">within:<text:tab/><text:tab/>ở <text:span text:style-name="T14">trong</text:span></text:p>
      <text:p text:style-name="P10">Carry :<text:tab/><text:tab/>mang</text:p>
      <text:p text:style-name="P12">allocate:<text:tab/>phân <text:span text:style-name="T14">bố, chỉ định</text:span></text:p>
      <text:p text:style-name="P12">allocation:<text:tab/><text:span text:style-name="T14">cấp phát</text:span></text:p>
      <text:p text:style-name="P11">distribut<text:span text:style-name="T1">e </text:span>: <text:tab/>p<text:span text:style-name="T2">hân chia, cấp phát</text:span></text:p>
      <text:p text:style-name="P14">divide:<text:tab/><text:tab/><text:span text:style-name="T28">phân chia</text:span></text:p>
      <text:p text:style-name="P14">decide:<text:tab/><text:tab/><text:span text:style-name="T29">quyết định</text:span></text:p>
      <text:p text:style-name="P14">descripbe:<text:tab/><text:span text:style-name="T29">miêu tả</text:span></text:p>
      <text:p text:style-name="P9">description:<text:tab/>miêu <text:span text:style-name="T14">tả</text:span></text:p>
      <text:p text:style-name="P10">almost : <text:tab/><text:span text:style-name="T2">gần</text:span></text:p>
      <text:p text:style-name="P15">above : <text:tab/>phía trên</text:p>
      <text:p text:style-name="P15">below : <text:tab/>phía dưới</text:p>
      <text:p text:style-name="P10">sup<text:span text:style-name="T23">p</text:span>ly : <text:tab/>cung cấp ~ provide</text:p>
      <text:p text:style-name="P10">acronym : <text:tab/>từ <text:span text:style-name="T2">viết tắt</text:span></text:p>
      <text:p text:style-name="P10">fact : <text:tab/><text:tab/>sự <text:span text:style-name="T2">thật</text:span></text:p>
      <text:p text:style-name="P12">really:<text:tab/><text:tab/>thực <text:span text:style-name="T14">sự</text:span></text:p>
      <text:p text:style-name="P12">ready:<text:tab/><text:tab/>sẵn <text:span text:style-name="T14">sàng</text:span></text:p>
      <text:p text:style-name="P10">enhance : <text:s/><text:tab/><text:span text:style-name="T2">nâng cao, tăng cường</text:span></text:p>
      <text:p text:style-name="P10">advance : <text:tab/><text:span text:style-name="T2">nâng cao, tăng lên</text:span></text:p>
      <text:p text:style-name="P10">suggest: <text:tab/>đề <text:span text:style-name="T2">nghị, gợi ý</text:span></text:p>
      <text:p text:style-name="P10">recommend: <text:tab/>gợi ý, <text:span text:style-name="T2">giới thiệu</text:span></text:p>
      <text:p text:style-name="P10">introduction: <text:tab/>giới <text:span text:style-name="T2">thiệu</text:span></text:p>
      <text:p text:style-name="P10">prompt: <text:tab/>khuyên <text:span text:style-name="T2">bảo, nhắc nhở</text:span></text:p>
      <text:p text:style-name="P10">announce:<text:tab/><text:span text:style-name="T35">thông báo, nhắc nhở</text:span></text:p>
      <text:p text:style-name="P10">exact: <text:tab/><text:tab/>chính <text:span text:style-name="T2">xác</text:span></text:p>
      <text:p text:style-name="P17">cor<text:span text:style-name="T6">r</text:span>ect: <text:tab/><text:span text:style-name="T2">chính xác, </text:span>sửa <text:span text:style-name="T2">chữa</text:span></text:p>
      <text:p text:style-name="P19">repair:<text:tab/><text:tab/>sửa <text:span text:style-name="T14">chữa</text:span></text:p>
      <text:p text:style-name="P10">force: <text:tab/><text:tab/>bắt <text:span text:style-name="T2">buộc, có hiệu lực, sức mạnh</text:span></text:p>
      <text:p text:style-name="P10">effective:<text:tab/><text:span text:style-name="T30">có hiệu lực</text:span></text:p>
      <text:p text:style-name="P10">effec<text:span text:style-name="T30">tively:<text:tab/>hiệu quả</text:span></text:p>
      <text:p text:style-name="P10">original: <text:tab/>nguyên</text:p>
      <text:p text:style-name="P10">emulation: <text:tab/>sự <text:span text:style-name="T2">cạnh tranh, ganh đua</text:span></text:p>
      <text:p text:style-name="P10">appear: <text:tab/>hiện <text:span text:style-name="T2">ra, xuất hiện</text:span></text:p>
      <text:p text:style-name="P10">whenever: <text:tab/>bất <text:span text:style-name="T2">kì khi nào</text:span></text:p>
      <text:p text:style-name="P70">even: <text:tab/><text:tab/>như nhau</text:p>
      <text:p text:style-name="P10">vary: <text:tab/><text:tab/>khác <text:span text:style-name="T2">nhau</text:span></text:p>
      <text:p text:style-name="P20"><text:soft-page-break/>depend: <text:tab/>phụ <text:span text:style-name="T2">thuộc</text:span>, tùy theo</text:p>
      <text:p text:style-name="P20">sign: <text:tab/><text:tab/>kí <text:span text:style-name="T2">tên, biển báo</text:span></text:p>
      <text:p text:style-name="P20">pound: <text:tab/><text:span text:style-name="T2">hoàn cảnh</text:span></text:p>
      <text:p text:style-name="P20">policy: <text:tab/><text:span text:style-name="T2">chính sách, quyền hành</text:span></text:p>
      <text:p text:style-name="P20">plugin: <text:tab/>cắm <text:span text:style-name="T2">vào</text:span></text:p>
      <text:p text:style-name="P21">sense: <text:tab/><text:tab/>ý <text:span text:style-name="T2">nghĩa</text:span></text:p>
      <text:p text:style-name="P21">previ<text:span text:style-name="T15">ew</text:span>: <text:tab/><text:span text:style-name="T2">nhìn trước</text:span></text:p>
      <text:p text:style-name="P21">cursor: <text:tab/>con t<text:span text:style-name="T2">rỏ</text:span></text:p>
      <text:p text:style-name="P7">position: <text:tab/><text:span text:style-name="T2">vị trí</text:span></text:p>
      <text:p text:style-name="P7">location: <text:tab/>vị <text:span text:style-name="T2">trí</text:span></text:p>
      <text:p text:style-name="P7">locate: <text:tab/><text:tab/><text:span text:style-name="T2">xác định vị trí</text:span></text:p>
      <text:p text:style-name="P7">relate: <text:tab/><text:tab/>quan <text:span text:style-name="T2">hệ, liên kết</text:span></text:p>
      <text:p text:style-name="P19">relative:<text:tab/>mối <text:span text:style-name="T10">quan hệ</text:span></text:p>
      <text:p text:style-name="P7">calendar: <text:tab/>lịch</text:p>
      <text:p text:style-name="P7">amount:<text:tab/>hiệu <text:span text:style-name="T2">quả, tổng số</text:span></text:p>
      <text:p text:style-name="P18">sum : <text:tab/><text:tab/>tổng <text:span text:style-name="T2">số</text:span></text:p>
      <text:p text:style-name="P7">likewise: <text:tab/>tương <text:span text:style-name="T2">tự như vậy</text:span></text:p>
      <text:p text:style-name="P7">session: <text:tab/>hội <text:span text:style-name="T2">nghị, buổi họp</text:span></text:p>
      <text:p text:style-name="P22">seminar: <text:tab/>hội <text:span text:style-name="T10">thảo</text:span></text:p>
      <text:p text:style-name="P7">console: <text:tab/><text:span text:style-name="T10">giao diện điều khiển</text:span></text:p>
      <text:p text:style-name="P7">even: <text:tab/><text:tab/><text:span text:style-name="T3">ngay cả, thậm chí</text:span></text:p>
      <text:p text:style-name="P7">event: <text:tab/><text:tab/>sự <text:span text:style-name="T10">kiện</text:span></text:p>
      <text:p text:style-name="P116">represent:<text:tab/>đại diện</text:p>
      <text:p text:style-name="P7">prevent: <text:tab/>ngăn <text:span text:style-name="T10">chặn</text:span></text:p>
      <text:p text:style-name="P7">denote:<text:tab/><text:tab/><text:span text:style-name="T10">chứng tỏ</text:span></text:p>
      <text:p text:style-name="P7">pr<text:span text:style-name="T4">o</text:span>ve: <text:tab/><text:tab/><text:span text:style-name="T4">chứng minh</text:span></text:p>
      <text:p text:style-name="P23">improve:<text:tab/><text:span text:style-name="T10">cải thiện</text:span></text:p>
      <text:p text:style-name="P23">approve:<text:tab/><text:span text:style-name="T18">phê duyệt</text:span></text:p>
      <text:p text:style-name="P7">pr<text:span text:style-name="T4">o</text:span>vide: <text:tab/>cung cấp</text:p>
      <text:p text:style-name="P6">provision:<text:tab/>cung cấp</text:p>
      <text:p text:style-name="P7">service: <text:tab/>dịch <text:span text:style-name="T10">vụ</text:span></text:p>
      <text:p text:style-name="P7">serve: <text:tab/><text:tab/>cung cấp</text:p>
      <text:p text:style-name="P7">offer:<text:tab/><text:tab/><text:span text:style-name="T26">cung cấp</text:span></text:p>
      <text:p text:style-name="P26">promise:<text:tab/>lời <text:span text:style-name="T10">hứa, hứa</text:span></text:p>
      <text:p text:style-name="P18">partition: <text:tab/>phân <text:span text:style-name="T10">vùng</text:span></text:p>
      <text:p text:style-name="P18">extend: <text:tab/><text:span text:style-name="T2">mở rộng</text:span></text:p>
      <text:p text:style-name="P22">issue: <text:tab/><text:tab/><text:span text:style-name="T10">vấn đề (có thể xử lý nhanh)</text:span></text:p>
      <text:p text:style-name="P27">problem:<text:tab/>vấn đề <text:span text:style-name="T15">(phải xử lý phức tạp)</text:span></text:p>
      <text:p text:style-name="P15">order: <text:tab/><text:tab/>thứ <text:span text:style-name="T14">tự, trật tự, gọi món</text:span></text:p>
      <text:p text:style-name="P15">list: <text:tab/><text:tab/>liệt <text:span text:style-name="T14">kê, danh sách</text:span></text:p>
      <text:p text:style-name="P15">content: <text:tab/>nội dung</text:p>
      <text:p text:style-name="P26">contain:<text:tab/><text:span text:style-name="T10">chứa đựng</text:span></text:p>
      <text:p text:style-name="P26">context:<text:tab/><text:span text:style-name="T10">bối cảnh</text:span></text:p>
      <text:p text:style-name="P26">text:<text:tab/><text:tab/><text:span text:style-name="T10">bản văn</text:span></text:p>
      <text:p text:style-name="P15">conjunction: <text:tab/>kết <text:span text:style-name="T10">hợp, hội họp</text:span></text:p>
      <text:p text:style-name="P26">merge:<text:tab/><text:tab/><text:span text:style-name="T10">hỗn hợp</text:span></text:p>
      <text:p text:style-name="P15">detail: <text:tab/><text:tab/>chi tiết</text:p>
      <text:p text:style-name="P15">about: <text:tab/><text:tab/>trong khoảng</text:p>
      <text:p text:style-name="P15">rather: <text:tab/><text:tab/><text:span text:style-name="T10">hơn</text:span></text:p>
      <text:p text:style-name="P15">append: <text:tab/>thêm</text:p>
      <text:p text:style-name="P15">sort :<text:tab/><text:tab/><text:span text:style-name="T10">sắp xếp</text:span></text:p>
      <text:p text:style-name="P15">cause : <text:tab/>nguyên <text:span text:style-name="T10">nhân, gây nên</text:span></text:p>
      <text:p text:style-name="P23"><text:soft-page-break/>right: <text:tab/><text:tab/>quyền <text:span text:style-name="T10">lợi</text:span></text:p>
      <text:p text:style-name="P27">through: <text:tab/>thông <text:span text:style-name="T10">qua</text:span></text:p>
      <text:p text:style-name="P27">examine :<text:tab/>kiểm <text:span text:style-name="T10">tra</text:span></text:p>
      <text:p text:style-name="P27">define :<text:tab/>định <text:span text:style-name="T10">nghĩ</text:span>a</text:p>
      <text:p text:style-name="P27">account :<text:tab/><text:span text:style-name="T10">tài khoản</text:span></text:p>
      <text:p text:style-name="P27">scroll :<text:tab/><text:tab/>cuộn</text:p>
      <text:p text:style-name="P27">current: <text:tab/>hiện <text:span text:style-name="T14">tại</text:span></text:p>
      <text:p text:style-name="P27">concurrent:<text:tab/>đồng <text:span text:style-name="T14">thời</text:span></text:p>
      <text:p text:style-name="P27"/>
      <text:p text:style-name="P27">occurrence:<text:tab/><text:span text:style-name="T14">xảy ra</text:span></text:p>
      <text:p text:style-name="P27">happen :<text:tab/>xảy <text:span text:style-name="T14">ra</text:span></text:p>
      <text:p text:style-name="P27">phrase:<text:tab/><text:tab/>câu <text:span text:style-name="T10">văn, ngữ pháp</text:span></text:p>
      <text:p text:style-name="P27">fall:<text:tab/><text:tab/><text:span text:style-name="T10">rớt, gục ngã</text:span></text:p>
      <text:p text:style-name="P27">manner: <text:tab/><text:span text:style-name="T14">cách thức, phương pháp</text:span></text:p>
      <text:p text:style-name="P27">way:<text:tab/><text:tab/><text:span text:style-name="T14">cách thức</text:span></text:p>
      <text:p text:style-name="P27">method:<text:tab/>phương <text:span text:style-name="T14">thức</text:span></text:p>
      <text:p text:style-name="P27">conform:<text:tab/>theo, y theo</text:p>
      <text:p text:style-name="P29">driver: <text:tab/><text:tab/>điều <text:span text:style-name="T14">khiển</text:span></text:p>
      <text:p text:style-name="P30">control:<text:tab/>điều <text:span text:style-name="T14">khiển, kiểm soát</text:span></text:p>
      <text:p text:style-name="P29">similar: <text:tab/>giống</text:p>
      <text:p text:style-name="P29">like: <text:tab/><text:tab/>giống <text:span text:style-name="T14">như</text:span>, <text:span text:style-name="T14">thích</text:span></text:p>
      <text:p text:style-name="P29">core:<text:tab/><text:tab/><text:span text:style-name="T13">cốt lõi, trung tâm, nhân</text:span></text:p>
      <text:p text:style-name="P115">hub:<text:tab/><text:tab/>trung tâm</text:p>
      <text:p text:style-name="P115">central:<text:tab/>trung tâm</text:p>
      <text:p text:style-name="P29">center:<text:tab/><text:tab/>trung tâm</text:p>
      <text:p text:style-name="P29">kernel:<text:tab/><text:tab/>nhân</text:p>
      <text:p text:style-name="P29">perform:<text:tab/>thực <text:span text:style-name="T14">hiện</text:span></text:p>
      <text:p text:style-name="P30">permission:<text:tab/>sự <text:span text:style-name="T14">cho phép</text:span></text:p>
      <text:p text:style-name="P30">important:<text:tab/>quan <text:span text:style-name="T14">trọng</text:span></text:p>
      <text:p text:style-name="P29">vital:<text:tab/><text:tab/>quan trọng</text:p>
      <text:p text:style-name="P29">task:<text:tab/><text:tab/><text:span text:style-name="T7">nhiệm vụ, công việc</text:span></text:p>
      <text:p text:style-name="P9">slash:<text:tab/><text:tab/>gạch <text:span text:style-name="T14">chéo</text:span></text:p>
      <text:p text:style-name="P9">aware:<text:tab/><text:tab/>biết, đoán <text:span text:style-name="T14">trước</text:span></text:p>
      <text:p text:style-name="P9">such: <text:tab/><text:tab/>như <text:span text:style-name="T14">thế</text:span></text:p>
      <text:p text:style-name="P31">instead:<text:tab/><text:span text:style-name="T14">thay thế, đại diện</text:span></text:p>
      <text:p text:style-name="P32">whether:<text:tab/>cho dù</text:p>
      <text:p text:style-name="P33">ignore:<text:tab/><text:tab/><text:span text:style-name="T14">bỏ qua</text:span></text:p>
      <text:p text:style-name="P33">erase: <text:tab/><text:tab/>tẩy <text:span text:style-name="T14">xóa</text:span></text:p>
      <text:p text:style-name="P34">compile:<text:tab/><text:span text:style-name="T14">biên soạn, sưu tập</text:span></text:p>
      <text:p text:style-name="P34">collection:<text:tab/>bộ <text:span text:style-name="T14">sưu tập</text:span></text:p>
      <text:p text:style-name="P34">other:<text:tab/><text:tab/>khác</text:p>
      <text:p text:style-name="P34">another:<text:tab/><text:span text:style-name="T14">cái khác</text:span></text:p>
      <text:p text:style-name="P35">temporary:<text:tab/><text:span text:style-name="T14">tạm thời, chốc lát</text:span></text:p>
      <text:p text:style-name="P35">template:<text:tab/>bản <text:span text:style-name="T14">mẫu</text:span></text:p>
      <text:p text:style-name="P35">archive:<text:tab/>lưu <text:span text:style-name="T14">trữ</text:span></text:p>
      <text:p text:style-name="P35">store:<text:tab/><text:tab/><text:span text:style-name="T14">lưu trữ, cửa hàng</text:span></text:p>
      <text:p text:style-name="P36">story:<text:tab/><text:tab/>câu <text:span text:style-name="T14">chuyện</text:span></text:p>
      <text:p text:style-name="P120">remain:<text:tab/>còn thừa, số dư</text:p>
      <text:p text:style-name="P120">main:<text:tab/><text:tab/>chính, chủ yếu</text:p>
      <text:p text:style-name="P120">maintain:<text:tab/>giữ gìn, duy trì</text:p>
      <text:p text:style-name="P122">maintenance:<text:tab/>bảo trì</text:p>
      <text:p text:style-name="P120">conceal:<text:tab/>giữ kín, giấu</text:p>
      <text:p text:style-name="P37"><text:soft-page-break/>reserve:<text:tab/><text:span text:style-name="T14">giữ gìn, kín đáo, đặt trước</text:span></text:p>
      <text:p text:style-name="P37">reverse: <text:tab/>ngược</text:p>
      <text:p text:style-name="P37">invert:<text:tab/><text:tab/>đảo <text:span text:style-name="T22">ngược</text:span></text:p>
      <text:p text:style-name="P35">actually:<text:tab/><text:span text:style-name="T14">hiện nay, hiện tại, thật</text:span></text:p>
      <text:p text:style-name="P35">mount :<text:tab/><text:span text:style-name="T14">gắt kết</text:span></text:p>
      <text:p text:style-name="P8">device:<text:tab/><text:tab/><text:span text:style-name="T14">thiết bị</text:span></text:p>
      <text:p text:style-name="P24">regular :<text:tab/><text:span text:style-name="T14">thông thường</text:span></text:p>
      <text:p text:style-name="P8">ordinary:<text:tab/><text:span text:style-name="T14">bình thường, thông thường</text:span></text:p>
      <text:p text:style-name="P39">general:<text:tab/><text:span text:style-name="T14">chung, toàn thể, tổng hợp</text:span></text:p>
      <text:p text:style-name="P40">generate:<text:tab/><text:span text:style-name="T14">phát ra, sinh ra</text:span></text:p>
      <text:p text:style-name="P38">repeat:<text:tab/><text:tab/>lặp <text:span text:style-name="T14">lại</text:span></text:p>
      <text:p text:style-name="P38">again:<text:tab/><text:tab/>lại <text:span text:style-name="T14">nữa</text:span></text:p>
      <text:p text:style-name="P121">gain:<text:tab/><text:tab/>đạt được, lợi ích</text:p>
      <text:p text:style-name="P16">forward: <text:tab/>phía trước</text:p>
      <text:p text:style-name="P28">backward: <text:tab/>lui lai</text:p>
      <text:p text:style-name="P38">possible:<text:tab/>co the duoc</text:p>
      <text:p text:style-name="P41">simple:<text:tab/><text:tab/>don gian</text:p>
      <text:p text:style-name="P41">plain:<text:tab/><text:tab/>don gian, ro rang</text:p>
      <text:p text:style-name="P40">explain:<text:tab/>giai thich</text:p>
      <text:p text:style-name="P40">interpret:<text:tab/>giai thich</text:p>
      <text:p text:style-name="P40">surprise:<text:tab/>bat ngo, kinh ngac, ngac nhien</text:p>
      <text:p text:style-name="P40">amazing:<text:tab/>kinh ngac</text:p>
      <text:p text:style-name="P40">navigate:<text:tab/>dieu huong</text:p>
      <text:p text:style-name="P40">redirect: <text:tab/>chuyen huong</text:p>
      <text:p text:style-name="P40">directly:<text:tab/><text:span text:style-name="T38">trực tiếp</text:span></text:p>
      <text:p text:style-name="P43">confuse:<text:tab/>map mo, gay nham lan</text:p>
      <text:p text:style-name="P43">recognize:<text:tab/><text:span text:style-name="T13">công nhận, xác nhận</text:span></text:p>
      <text:p text:style-name="P30">confirm:<text:tab/><text:span text:style-name="T13">xác nhận</text:span></text:p>
      <text:p text:style-name="P13">verify:<text:tab/><text:tab/>kiem chung, chung minh, xac nhan</text:p>
      <text:p text:style-name="P43">symbol:<text:tab/>ki hieu</text:p>
      <text:p text:style-name="P43">notation:<text:tab/>ki hieu</text:p>
      <text:p text:style-name="P43">status:<text:tab/><text:tab/>trang thai</text:p>
      <text:p text:style-name="P43">station:<text:tab/><text:tab/>tram, nha ga</text:p>
      <text:p text:style-name="P44">resolve:<text:tab/>giai quyet</text:p>
      <text:p text:style-name="P44">clutter:<text:tab/><text:tab/>lon xon, hon tap</text:p>
      <text:p text:style-name="P45">pending:<text:tab/>chua giai quyet</text:p>
      <text:p text:style-name="P45">depending:<text:tab/>phu thuoc</text:p>
      <text:p text:style-name="P45">various:<text:tab/>khac nhau</text:p>
      <text:p text:style-name="P45">different:<text:tab/>khac nhau</text:p>
      <text:p text:style-name="P45">difficult:<text:tab/>kho khan</text:p>
      <text:p text:style-name="P45">hard:<text:tab/><text:tab/>kho khan, cham chi</text:p>
      <text:p text:style-name="P45">try:<text:tab/><text:tab/>thu nghiem</text:p>
      <text:p text:style-name="P45">test:<text:tab/><text:tab/>kiem <text:span text:style-name="T5">thu</text:span></text:p>
      <text:p text:style-name="P45">attampt:<text:tab/>thu</text:p>
      <text:p text:style-name="P5">area:<text:tab/><text:tab/>dien tich</text:p>
      <text:p text:style-name="P5">zone:<text:tab/><text:tab/>khu vuc</text:p>
      <text:p text:style-name="P5">represent:<text:tab/>đại diện</text:p>
      <text:p text:style-name="P5">probably:<text:tab/>có <text:span text:style-name="T12">lẽ</text:span></text:p>
      <text:p text:style-name="P5">perhaps:<text:tab/>có <text:span text:style-name="T12">lẽ</text:span></text:p>
      <text:p text:style-name="P5">probable:<text:tab/>chắc <text:span text:style-name="T12">chắn</text:span></text:p>
      <text:p text:style-name="P114">certain:<text:tab/>chắc chắn</text:p>
      <text:p text:style-name="P61">sure:<text:tab/><text:tab/><text:span text:style-name="T12">chắc chắn</text:span></text:p>
      <text:p text:style-name="P61"><text:soft-page-break/>measure:<text:tab/>đo <text:span text:style-name="T12">lường</text:span></text:p>
      <text:p text:style-name="P46">solution:<text:tab/>giải <text:span text:style-name="T12">pháp</text:span></text:p>
      <text:p text:style-name="P46">resolution:<text:tab/>điều <text:span text:style-name="T12">quyết định</text:span></text:p>
      <text:p text:style-name="P46">therefore:<text:tab/><text:span text:style-name="T12">vì thế, do đó</text:span></text:p>
      <text:p text:style-name="P62">assume:<text:tab/><text:span text:style-name="T24">nhận định, giả sử</text:span></text:p>
      <text:p text:style-name="P50">consume:<text:tab/><text:span text:style-name="T24">tiêu thụ, tàn phá</text:span></text:p>
      <text:p text:style-name="P63">identification: <text:span text:style-name="T12">nhận biết</text:span></text:p>
      <text:p text:style-name="P48">identify:<text:tab/>nhận định, <text:span text:style-name="T12">khám phá</text:span></text:p>
      <text:p text:style-name="P25">explore : <text:tab/>khám <text:span text:style-name="T10">phá</text:span></text:p>
      <text:p text:style-name="P25">explorer : <text:tab/>người <text:span text:style-name="T10">thám hiểm</text:span></text:p>
      <text:p text:style-name="P47">custom:<text:tab/><text:span text:style-name="T12">tùy chỉnh, thói quen, khách hàng</text:span></text:p>
      <text:p text:style-name="P51">know:<text:tab/><text:tab/>biet</text:p>
      <text:p text:style-name="P51">knowledge:<text:tab/>hieu biet. Tri thuc, hoc thuc</text:p>
      <text:p text:style-name="P51">understand:<text:tab/>hieu</text:p>
      <text:p text:style-name="P52">cover:<text:tab/><text:tab/>bao gom, bao dam</text:p>
      <text:p text:style-name="P12">encrypt:<text:tab/><text:span text:style-name="T10">mã hóa</text:span></text:p>
      <text:p text:style-name="P12">decrypt:<text:tab/>giải <text:span text:style-name="T10">mã</text:span></text:p>
      <text:p text:style-name="P12">encoded:<text:tab/><text:span text:style-name="T10">mã hóa</text:span></text:p>
      <text:p text:style-name="P12">decoded:<text:tab/>giải <text:span text:style-name="T14">mã</text:span></text:p>
      <text:p text:style-name="P12">certificate:<text:tab/><text:span text:style-name="T14">chứng chỉ</text:span></text:p>
      <text:p text:style-name="P49">instruction: <text:tab/><text:span text:style-name="T11">lời chỉ dẫn, chỉ dẫn</text:span></text:p>
      <text:p text:style-name="P42">cloud:<text:tab/><text:tab/>điện <text:span text:style-name="T11">toán đám mây</text:span></text:p>
      <text:p text:style-name="P42">straight:<text:tab/>trực <text:span text:style-name="T11">tiếp</text:span></text:p>
      <text:p text:style-name="P41">live:<text:tab/><text:tab/>trực <text:span text:style-name="T11">tiếp</text:span></text:p>
      <text:p text:style-name="P41">dicede:<text:tab/><text:tab/>quyết định</text:p>
      <text:p text:style-name="P41">avoid:<text:tab/><text:tab/>t<text:span text:style-name="T24">ránh</text:span></text:p>
      <text:p text:style-name="P41">approach:<text:tab/>cach tiep can</text:p>
      <text:p text:style-name="P41">automate:<text:tab/>tu dong hoa</text:p>
      <text:p text:style-name="P53">certain:<text:tab/>nhất định, <text:span text:style-name="T24">chắc chắn</text:span></text:p>
      <text:p text:style-name="P54">vulnerability:<text:tab/>diem yeu</text:p>
      <text:p text:style-name="P1">corresponding: tuong ung</text:p>
      <text:p text:style-name="P1">response:<text:tab/>phan ung</text:p>
      <text:p text:style-name="P1">request:<text:tab/>yêu cầu</text:p>
      <text:p text:style-name="P1">require:<text:tab/>yêu cầu</text:p>
      <text:p text:style-name="P1">ask:<text:tab/><text:tab/>yêu cầu</text:p>
      <text:p text:style-name="P55">parser:<text:tab/><text:tab/>phân tích cú pháp</text:p>
      <text:p text:style-name="P55">parse:<text:tab/><text:tab/>phân tích</text:p>
      <text:p text:style-name="P55">analyze:<text:tab/>phân tích, nghiên cứu</text:p>
      <text:p text:style-name="P3">valid:<text:tab/><text:tab/>có hiệu lực</text:p>
      <text:p text:style-name="P4">return:<text:tab/><text:tab/>trả về</text:p>
      <text:p text:style-name="P4">result:<text:tab/><text:tab/>kết quả</text:p>
      <text:p text:style-name="P4">consult:<text:tab/>tham khảo</text:p>
      <text:p text:style-name="P4">refer:<text:tab/><text:tab/>tham khảo</text:p>
      <text:p text:style-name="P4">reference:<text:tab/>tài liệu tham khảo</text:p>
      <text:p text:style-name="P112">referenced:<text:tab/>tham chiếu</text:p>
      <text:p text:style-name="P111">preference:<text:tab/>sự ưa thích, quyền ưu tiên</text:p>
      <text:p text:style-name="P57">track:<text:tab/><text:tab/>theo dõi, bài hát</text:p>
      <text:p text:style-name="P57">follow:<text:tab/><text:tab/>theo dõi, làm theo</text:p>
      <text:p text:style-name="P115">commit:<text:tab/>cam kết</text:p>
      <text:p text:style-name="P115">community:<text:tab/>cộng đồng</text:p>
      <text:p text:style-name="P115">common:<text:tab/>chung</text:p>
      <text:p text:style-name="P57">communicate:<text:tab/>giao tiếp</text:p>
      <text:p text:style-name="P57"><text:soft-page-break/>contribute:<text:tab/>góp sức, hiệu lực</text:p>
      <text:p text:style-name="P57">dis<text:span text:style-name="T26">tribute:<text:tab/>phân phối</text:span></text:p>
      <text:p text:style-name="P58">compare:<text:tab/>so sánh, đối chiếu</text:p>
      <text:p text:style-name="P58">equal:<text:tab/><text:tab/>bằng, <text:span text:style-name="T10">n</text:span>hư nhau</text:p>
      <text:p text:style-name="P59">compact:<text:tab/>kết hợp, quy tắc</text:p>
      <text:p text:style-name="P60">static:<text:tab/><text:tab/>thống kê</text:p>
      <text:p text:style-name="P64">necessary:<text:tab/>cần thiết</text:p>
      <text:p text:style-name="P65">clone:<text:tab/><text:tab/>bản sao</text:p>
      <text:p text:style-name="P66">declare:<text:tab/>khai báo</text:p>
      <text:p text:style-name="P66">manual:<text:tab/>hướng dẫn sử dụng, nhãn hiệu</text:p>
      <text:p text:style-name="P67">particularly:<text:tab/>đặc biệt, cụ thể</text:p>
      <text:p text:style-name="P67">special:<text:tab/>đặc biệt</text:p>
      <text:p text:style-name="P68">task:<text:tab/><text:tab/>nhiệm vụ</text:p>
      <text:p text:style-name="P68">misson:<text:tab/>nhiệm vụ</text:p>
      <text:p text:style-name="P68">season:<text:tab/><text:tab/>mùa vụ, mùa giải, thời tiết</text:p>
      <text:p text:style-name="P68">reason:<text:tab/><text:tab/>lí do</text:p>
      <text:p text:style-name="P69">pattern:<text:tab/>mô hình</text:p>
      <text:p text:style-name="P69">diagram:<text:tab/>biểu đồ</text:p>
      <text:p text:style-name="P69">schema:<text:tab/>sơ đồ</text:p>
      <text:p text:style-name="P71">consist: <text:tab/>gồm có</text:p>
      <text:p text:style-name="P71">include:<text:tab/>bao gồm</text:p>
      <text:p text:style-name="P72">rule:<text:tab/><text:tab/>quy tắc</text:p>
      <text:p text:style-name="P72">role:<text:tab/><text:tab/>vai trò</text:p>
      <text:p text:style-name="P72">vague:<text:tab/><text:tab/>mơ hồ</text:p>
      <text:p text:style-name="P72">notification:<text:tab/>sự thông báo</text:p>
      <text:p text:style-name="P72">notify:<text:tab/><text:tab/>thông báo, báo cáo</text:p>
      <text:p text:style-name="P72">report:<text:tab/><text:tab/>báo cáo</text:p>
      <text:p text:style-name="P73">repository:<text:tab/>kho lưu trữ</text:p>
      <text:p text:style-name="P74">reason:<text:tab/><text:tab/>lí do</text:p>
      <text:p text:style-name="P74">reasonably:<text:tab/>khá, khá hợp lý</text:p>
      <text:p text:style-name="P74">determine:<text:tab/><text:span text:style-name="T16">xác định</text:span></text:p>
      <text:p text:style-name="P75">perform:<text:tab/>thực hiện</text:p>
      <text:p text:style-name="P78">implement:<text:tab/>triển khai</text:p>
      <text:p text:style-name="P78">element:<text:tab/>thành phần</text:p>
      <text:p text:style-name="P121">feature:<text:tab/>đặc tính, thuộc tính</text:p>
      <text:p text:style-name="P117">component:<text:tab/>thành phần</text:p>
      <text:p text:style-name="P118">composed of:<text:tab/>gồm</text:p>
      <text:p text:style-name="P118">consist:<text:tab/>bao gồm</text:p>
      <text:p text:style-name="P117">combine:<text:tab/>phối hợp</text:p>
      <text:p text:style-name="P119">coordinate:<text:tab/>phối hợp</text:p>
      <text:p text:style-name="P76">explain:<text:tab/><text:span text:style-name="T17">giải thích</text:span></text:p>
      <text:p text:style-name="P77">interpret:<text:tab/>giải thích</text:p>
      <text:p text:style-name="P77">interaction:<text:tab/>sự tương tác</text:p>
      <text:p text:style-name="P77">interac<text:span text:style-name="T37">t</text:span>ive:<text:tab/><text:span text:style-name="T17">tương tác</text:span></text:p>
      <text:p text:style-name="P79">proper:<text:tab/><text:tab/>đúng, riêng biệt</text:p>
      <text:p text:style-name="P79">per:<text:tab/><text:tab/><text:span text:style-name="T19">cho mỗi, </text:span>thói quen, thường lệ, đúng</text:p>
      <text:p text:style-name="P79">sensitive:<text:tab/>có cảm giác </text:p>
      <text:p text:style-name="P79">consistent: <text:tab/>thích hợp</text:p>
      <text:p text:style-name="P79">consider:<text:tab/>xem xét</text:p>
      <text:p text:style-name="P79">item:<text:tab/><text:tab/>mặt hàng</text:p>
      <text:p text:style-name="P80">also:<text:tab/><text:tab/>cũng thế, cũng vậy</text:p>
      <text:p text:style-name="P81">purpose:<text:tab/>mục đích</text:p>
      <text:p text:style-name="P82"><text:soft-page-break/>target:<text:tab/><text:tab/>mục tiêu</text:p>
      <text:p text:style-name="P82">desire:<text:tab/><text:tab/><text:span text:style-name="T20">khao khát, mong muốn</text:span></text:p>
      <text:p text:style-name="P83">multiple:<text:tab/>nhiều</text:p>
      <text:p text:style-name="P83">glossary:<text:tab/>thuật ngữ</text:p>
      <text:p text:style-name="P84">support:<text:tab/>hỗ trợ</text:p>
      <text:p text:style-name="P84">suppose:<text:tab/>giả sử</text:p>
      <text:p text:style-name="P85">avoid:<text:tab/><text:tab/>tránh</text:p>
      <text:p text:style-name="P85">necessary:<text:tab/>cần thiết</text:p>
      <text:p text:style-name="P85">unnecessary:<text:tab/>không cần thiết</text:p>
      <text:p text:style-name="P85">regular:<text:tab/>bình thường, chuyên môn</text:p>
      <text:p text:style-name="P85">unique:<text:tab/>độc nhất</text:p>
      <text:p text:style-name="P86">offend:<text:tab/><text:tab/>phạm tội, vi phạm</text:p>
      <text:p text:style-name="P87">field:<text:tab/><text:tab/>lĩnh vực</text:p>
      <text:p text:style-name="P88">maintain:<text:tab/>bảo tồn, duy trì</text:p>
      <text:p text:style-name="P88">powerful:<text:tab/>sức mạnh, quyền lực</text:p>
      <text:p text:style-name="P93">teardown:<text:tab/>phá bỏ</text:p>
      <text:p text:style-name="P93">breakdown:<text:tab/>phá vỡ</text:p>
      <text:p text:style-name="P93">a <text:span text:style-name="T32">breakdown:<text:tab/>một phân tích</text:span></text:p>
      <text:p text:style-name="P88">break:<text:tab/><text:tab/>đập bể, vỡ </text:p>
      <text:p text:style-name="P88">office:<text:tab/><text:tab/><text:span text:style-name="T25">văn phòng</text:span></text:p>
      <text:p text:style-name="P88">official:<text:tab/><text:span text:style-name="T25">chính thức</text:span></text:p>
      <text:p text:style-name="P88">universe:<text:tab/><text:span text:style-name="T25">vũ trụ, vạn vật</text:span></text:p>
      <text:p text:style-name="P89">supervisor:<text:tab/>giám sát</text:p>
      <text:p text:style-name="P89">monitoring:<text:tab/>giám sát</text:p>
      <text:p text:style-name="P89">monitor:<text:tab/>màn hình</text:p>
      <text:p text:style-name="P89">release<text:tab/>:<text:tab/>phiên bản</text:p>
      <text:p text:style-name="P89">relax:<text:tab/><text:tab/>thư giãn</text:p>
      <text:p text:style-name="P89">reuse:<text:tab/><text:tab/>tái sử dụng</text:p>
      <text:p text:style-name="P89">repair:<text:tab/><text:tab/>sửa chữa</text:p>
      <text:p text:style-name="P89">dashboard:<text:tab/>bảng điều khiển</text:p>
      <text:p text:style-name="P89">isolation:<text:tab/>cô lập</text:p>
      <text:p text:style-name="P89">fraction:<text:tab/>phần</text:p>
      <text:p text:style-name="P89">alternative:<text:tab/>thay thế</text:p>
      <text:p text:style-name="P89">confused:<text:tab/><text:span text:style-name="T27">bối rối</text:span></text:p>
      <text:p text:style-name="P90">confuse:<text:tab/>mập mờ, nhầm lẫn</text:p>
      <text:p text:style-name="P90">alias:<text:tab/><text:tab/>tên giả</text:p>
      <text:p text:style-name="P90">abbreviation:<text:tab/>viết tắt</text:p>
      <text:p text:style-name="P90">idiot:<text:tab/><text:tab/>kẻ ngốc</text:p>
      <text:p text:style-name="P90">smart:<text:tab/><text:tab/>thông minh</text:p>
      <text:p text:style-name="P90">intelligent:<text:tab/>thông minh</text:p>
      <text:p text:style-name="P90">stupid:<text:tab/><text:tab/>ngốc nghếch</text:p>
      <text:p text:style-name="P90">soldier:<text:tab/>lính</text:p>
      <text:p text:style-name="P90">even number:<text:tab/>số chẵn</text:p>
      <text:p text:style-name="P90">odd number:<text:tab/>số lẻ</text:p>
      <text:p text:style-name="P90">flagship:<text:tab/>hàng đầu</text:p>
      <text:p text:style-name="P90">flag:<text:tab/><text:tab/>lá cờ</text:p>
      <text:p text:style-name="P90">revenge:<text:tab/>trả thù</text:p>
      <text:p text:style-name="P94">belong:<text:tab/>thuộc về</text:p>
      <text:p text:style-name="P91">along:<text:tab/><text:tab/>dọc</text:p>
      <text:p text:style-name="P90">alongside:<text:tab/><text:span text:style-name="T29">bên cạnh, cùng với</text:span></text:p>
      <text:p text:style-name="P91">beside:<text:tab/><text:tab/>bên cạnh</text:p>
      <text:p text:style-name="P91">engine:<text:tab/><text:tab/>động cơ</text:p>
      <text:p text:style-name="P91"><text:soft-page-break/>engineer:<text:tab/>kĩ sư</text:p>
      <text:p text:style-name="P91">architech:<text:tab/>kiến trúc sư</text:p>
      <text:p text:style-name="P91">architecture:<text:tab/>kiến trúc</text:p>
      <text:p text:style-name="P92">expand:<text:tab/>phát triển</text:p>
      <text:p text:style-name="P92">develop:<text:tab/>phát triển</text:p>
      <text:p text:style-name="P92">infrastructure:<text:tab/><text:span text:style-name="T31">cơ sở hạ tầng</text:span></text:p>
      <text:p text:style-name="P95">standby: <text:tab/>chế độ chờ, tài nguyên, người tin cậy được</text:p>
      <text:p text:style-name="P95">amongst:<text:tab/>ở giữa</text:p>
      <text:p text:style-name="P95">amount:<text:tab/>hiệu quả<text:tab/><text:tab/>~ effective</text:p>
      <text:p text:style-name="P95">launch:<text:tab/><text:tab/>khởi chạy</text:p>
      <text:p text:style-name="P96">freed:<text:tab/><text:tab/>giải phóng</text:p>
      <text:p text:style-name="P96">election:<text:tab/>sự lựa chọn</text:p>
      <text:p text:style-name="P96">detect:<text:tab/><text:tab/>phát hiện</text:p>
      <text:p text:style-name="P97">tradition:<text:tab/>truyền thống</text:p>
      <text:p text:style-name="P97">erase:<text:tab/><text:tab/><text:span text:style-name="T33">tẩy xóa</text:span></text:p>
      <text:p text:style-name="P98">conclusion:<text:tab/>kết luận, chung kết</text:p>
      <text:p text:style-name="P98">ultimate:<text:tab/>cuối cùng, ở cuối</text:p>
      <text:p text:style-name="P98">employ:<text:tab/>thuê</text:p>
      <text:p text:style-name="P98">employee:<text:tab/>nhân viên, công nhân</text:p>
      <text:p text:style-name="P99">major:<text:tab/><text:tab/>chính</text:p>
      <text:p text:style-name="P99">enterprise:<text:tab/>doanh nghiệp</text:p>
      <text:p text:style-name="P99">military:<text:tab/>quân đội</text:p>
      <text:p text:style-name="P99">stuff:<text:tab/><text:tab/>công cụ</text:p>
      <text:p text:style-name="P99">spread:<text:tab/><text:tab/>lan tràn, lây lan</text:p>
      <text:p text:style-name="P99">away:<text:tab/><text:tab/>đi chỗ khác, xa </text:p>
      <text:p text:style-name="P99">drop:<text:tab/><text:tab/>bỏ, ném, rơi xuống</text:p>
      <text:p text:style-name="P99">bother:<text:tab/><text:tab/>làm phiền, làm khó chịu</text:p>
      <text:p text:style-name="P100">modern:<text:tab/>hiện đại</text:p>
      <text:p text:style-name="P100">basket:<text:tab/><text:tab/>giỏ</text:p>
      <text:p text:style-name="P100">bedsheet:<text:tab/>tấm trải giường</text:p>
      <text:p text:style-name="P100">razor:<text:tab/><text:tab/>dao cạo</text:p>
      <text:p text:style-name="P100">wallet:<text:tab/><text:tab/><text:span text:style-name="T34">ví tiền</text:span></text:p>
      <text:p text:style-name="P101">floor:<text:tab/><text:tab/>sàn nhà, tầng</text:p>
      <text:p text:style-name="P101">paste:<text:tab/><text:tab/>dán</text:p>
      <text:p text:style-name="P101">toothpaste:<text:tab/>kem đánh răng</text:p>
      <text:p text:style-name="P101">sponge:<text:tab/>miếng bọt biển, miếng gạc</text:p>
      <text:p text:style-name="P101">cabinet:<text:tab/>tủ</text:p>
      <text:p text:style-name="P102">piece:<text:tab/><text:tab/>miếng, mẩu</text:p>
      <text:p text:style-name="P102">sheet:<text:tab/><text:tab/>tấm</text:p>
      <text:p text:style-name="P102">howling:<text:tab/>rất to</text:p>
      <text:p text:style-name="P102">swirling:<text:tab/>xoáy</text:p>
      <text:p text:style-name="P104">spiraling:<text:tab/>xoắn ốc</text:p>
      <text:p text:style-name="P102">storm:<text:tab/><text:tab/>bão</text:p>
      <text:p text:style-name="P103">let:<text:tab/><text:tab/>để cho, hãy, cho, cho phép</text:p>
      <text:p text:style-name="P103">hold: <text:tab/><text:tab/>giữ, giữ lại, cầm</text:p>
      <text:p text:style-name="P103">turn away:<text:tab/>nhìn đi chỗ khác, quay đi</text:p>
      <text:p text:style-name="P103">slam the door:<text:tab/>đóng sầm cửa</text:p>
      <text:p text:style-name="P103">slam:<text:tab/><text:tab/>đóng sầm, ăn hết, cuộc tranh tài</text:p>
      <text:p text:style-name="P103">rage:<text:tab/><text:tab/>thịnh nộ, giận dữ</text:p>
      <text:p text:style-name="P103">anyway:<text:tab/>dù sao</text:p>
      <text:p text:style-name="P103">distance:<text:tab/>khoảng cách</text:p>
      <text:p text:style-name="P103">fear:<text:tab/><text:tab/>nỗi sợ</text:p>
      <text:p text:style-name="P104"><text:soft-page-break/>ground:<text:tab/>mặt đất</text:p>
      <text:p text:style-name="P104">blast:<text:tab/><text:tab/>ngọn gió, thổi</text:p>
      <text:p text:style-name="P105">cash:<text:tab/><text:tab/>tiền mặt</text:p>
      <text:p text:style-name="P105">crash:<text:tab/><text:tab/>tai nạn, sụp đổ</text:p>
      <text:p text:style-name="P106">glad:<text:tab/><text:tab/>vui vẻ, hài lòng</text:p>
      <text:p text:style-name="P106">uptime:<text:tab/><text:span text:style-name="T36">thời gian hoạt động</text:span></text:p>
      <text:p text:style-name="P107">reachable:<text:tab/>có thể truy cập</text:p>
      <text:p text:style-name="P107">reach:<text:tab/><text:tab/>đến, tiếp cận với</text:p>
      <text:p text:style-name="P107">dedicated:<text:tab/>chuyên dụng</text:p>
      <text:p text:style-name="P108">exposed:<text:tab/>tiếp xúc, khám phá</text:p>
      <text:p text:style-name="P109">trigger:<text:tab/><text:tab/>kích hoạt</text:p>
      <text:p text:style-name="P110">frequent:<text:tab/>thường xuyên</text:p>
      <text:p text:style-name="P110">positive:<text:tab/>tích cực</text:p>
      <text:p text:style-name="P110">negative:<text:tab/>tiêu cực</text:p>
      <text:p text:style-name="P124">facing:<text:tab/><text:tab/>phải đối mặt với</text:p>
      <text:p text:style-name="P124">face:<text:tab/><text:tab/>khuôn mặt, phải đối mặt</text:p>
      <text:p text:style-name="P124">fake:<text:tab/><text:tab/>giả mạo</text:p>
      <text:p text:style-name="P1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41:34.929245703</meta:creation-date>
    <dc:date>2016-06-14T15:02:52.807316834</dc:date>
    <meta:editing-duration>PT14H23M57S</meta:editing-duration>
    <meta:editing-cycles>28</meta:editing-cycles>
    <meta:generator>LibreOffice/5.1.3.2$Linux_X86_64 LibreOffice_project/10m0$Build-2</meta:generator>
    <meta:document-statistic meta:table-count="0" meta:image-count="0" meta:object-count="0" meta:page-count="9" meta:paragraph-count="432" meta:word-count="1629" meta:character-count="9075" meta:non-whitespace-character-count="7634"/>
  </office:meta>
</office:document-meta>
</file>